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08ac6a" officeooo:paragraph-rsid="0008ac6a" style:font-weight-asian="normal" style:font-weight-complex="normal"/>
    </style:style>
    <style:style style:name="P2" style:family="paragraph" style:parent-style-name="Standard">
      <style:paragraph-properties fo:line-height="115%" fo:text-align="center" style:justify-single-word="false"/>
      <style:text-properties fo:font-size="13pt" fo:font-weight="bold" officeooo:rsid="0008ac6a" officeooo:paragraph-rsid="0008ac6a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8ac6a" officeooo:paragraph-rsid="0008ac6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a5d50" officeooo:paragraph-rsid="000a5d50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3pt" style:text-underline-style="none" fo:font-weight="normal" officeooo:rsid="0008ac6a" officeooo:paragraph-rsid="0008ac6a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3pt" style:text-underline-style="none" fo:font-weight="normal" officeooo:rsid="000a5d50" officeooo:paragraph-rsid="000a5d50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3pt" style:text-underline-style="none" fo:font-weight="normal" officeooo:rsid="000b8291" officeooo:paragraph-rsid="000b8291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.291cm"/>
          <style:tab-stop style:position="1.799cm"/>
          <style:tab-stop style:position="2.096cm"/>
          <style:tab-stop style:position="2.498cm"/>
        </style:tab-stops>
      </style:paragraph-properties>
      <style:text-properties fo:font-size="13pt" style:text-underline-style="none" fo:font-weight="normal" officeooo:rsid="000b8291" officeooo:paragraph-rsid="000b8291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8ac6a" officeooo:paragraph-rsid="0008ac6a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a5d50" officeooo:paragraph-rsid="000a5d50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b8291" officeooo:paragraph-rsid="000c578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b8291" officeooo:paragraph-rsid="000c5784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c5784" officeooo:paragraph-rsid="000c5784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c5784" officeooo:paragraph-rsid="000c5784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3pt" style:text-underline-style="solid" style:text-underline-width="auto" style:text-underline-color="font-color" fo:font-weight="normal" officeooo:rsid="000de1dd" officeooo:paragraph-rsid="000de1dd" style:font-size-asian="13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fo:font-size="13pt" style:text-underline-style="none" fo:font-weight="normal" officeooo:rsid="000a5d50" officeooo:paragraph-rsid="000a5d50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fo:font-size="13pt" style:text-underline-style="none" fo:font-weight="normal" officeooo:rsid="000b8291" officeooo:paragraph-rsid="000c4815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3pt" style:text-underline-style="none" fo:font-weight="normal" officeooo:rsid="000b8291" officeooo:paragraph-rsid="000c5784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font-size="13pt" style:text-underline-style="none" fo:font-weight="normal" officeooo:rsid="000c5784" officeooo:paragraph-rsid="000c5784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font-size="13pt" style:text-underline-style="none" fo:font-weight="normal" officeooo:rsid="000de1dd" officeooo:paragraph-rsid="000de1dd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fo:font-size="13pt" fo:font-weight="bold" officeooo:rsid="0008ac6a" officeooo:paragraph-rsid="0008ac6a" style:font-size-asian="13pt" style:font-weight-asian="bold" style:font-size-complex="13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officeooo:paragraph-rsid="000c5784"/>
    </style:style>
    <style:style style:name="P23" style:family="paragraph" style:parent-style-name="Standard">
      <style:paragraph-properties fo:line-height="115%" fo:text-align="justify" style:justify-single-word="false"/>
      <style:text-properties officeooo:paragraph-rsid="000de1dd"/>
    </style:style>
    <style:style style:name="T1" style:family="text">
      <style:text-properties officeooo:rsid="0008ac6a"/>
    </style:style>
    <style:style style:name="T2" style:family="text">
      <style:text-properties officeooo:rsid="000b8291"/>
    </style:style>
    <style:style style:name="T3" style:family="text">
      <style:text-properties officeooo:rsid="000c4815"/>
    </style:style>
    <style:style style:name="T4" style:family="text">
      <style:text-properties fo:font-size="13pt" style:text-underline-style="none" fo:font-weight="normal" officeooo:rsid="000c5784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0c9a39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e1dd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0e36db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0e39de" style:font-size-asian="13pt" style:font-weight-asian="normal" style:font-size-complex="13pt" style:font-weight-complex="normal"/>
    </style:style>
    <style:style style:name="T9" style:family="text">
      <style:text-properties officeooo:rsid="000de1dd"/>
    </style:style>
    <style:style style:name="T10" style:family="text">
      <style:text-properties officeooo:rsid="000e36db"/>
    </style:style>
    <style:style style:name="T11" style:family="text">
      <style:text-properties officeooo:rsid="000e39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</text:p>
      <text:p text:style-name="P2"/>
      <text:p text:style-name="P2"><text:span text:style-name="T2">P</text:span>rojet « Planning des astreintes »</text:p>
      <text:p text:style-name="P2"/>
      <text:p text:style-name="P2"/>
      <text:list xml:id="list2153136661" text:style-name="L1">
        <text:list-item>
          <text:p text:style-name="P9">Contexte et définition du problème.</text:p>
        </text:list-item>
      </text:list>
      <text:p text:style-name="P3"/>
      <text:p text:style-name="P5"><text:tab/>Dans le contexte du développement d’une application interne de gestion de différents services de l’Institut, il est apparu <text:span text:style-name="T3">un</text:span> besoin d’y inclure un module de gestion du planning des astreintes des médecins géré actuellement par le moyen de fichier Excel.</text:p>
      <text:p text:style-name="P3"/>
      <text:list xml:id="list120830371552769" text:continue-numbering="true" text:style-name="L1">
        <text:list-item>
          <text:p text:style-name="P10">Objectifs du projet.</text:p>
        </text:list-item>
      </text:list>
      <text:p text:style-name="P4"/>
      <text:p text:style-name="P6"><text:tab/>F<text:span text:style-name="T1">aciliter </text:span>l<text:span text:style-name="T1">a modification et <text:s/></text:span><text:span text:style-name="T3">la </text:span><text:span text:style-name="T1">consultation à distance </text:span>du planning des astreintes avec <text:span text:style-name="T1">l’envoi éventuel de notifications.</text:span></text:p>
      <text:p text:style-name="P6"><text:tab/></text:p>
      <text:list xml:id="list120831354247465" text:continue-numbering="true" text:style-name="L1">
        <text:list-item>
          <text:p text:style-name="P10">Description fonctionnelle des besoins.</text:p>
          <text:p text:style-name="P16"/>
          <text:p text:style-name="P17">Fonction principale : </text:p>
          <text:p text:style-name="P17">→ affichage de l’agenda du mois avec le planning des astreintes.</text:p>
        </text:list-item>
      </text:list>
      <text:p text:style-name="P7"/>
      <text:p text:style-name="P7"><text:tab/>Sous-fonctions : </text:p>
      <text:p text:style-name="P7"><text:tab/>→ modification du nom de médecin au moyen de la liste déroulante ;</text:p>
      <text:p text:style-name="P8"><text:tab/>→ affichage de la couleur correspondante au nom du médecin dans la case de <text:tab/><text:tab/><text:tab/>l’agenda ;</text:p>
      <text:p text:style-name="P7"><text:tab/>→ possibilité de choix du mois affiché ;</text:p>
      <text:p text:style-name="P7"><text:tab/>→ envoi de notifications ;</text:p>
      <text:p text:style-name="P7"><text:tab/>→ consultation du planning sans le droit de modification.</text:p>
      <text:p text:style-name="P7"/>
      <text:list xml:id="list120832095153240" text:continue-numbering="true" text:style-name="L1">
        <text:list-item>
          <text:p text:style-name="P13">Spécifications techniques :</text:p>
        </text:list-item>
      </text:list>
      <text:p text:style-name="P14"/>
      <text:p text:style-name="P19"><text:tab/>→ création de la base de données :</text:p>
      <text:p text:style-name="P22"><text:span text:style-name="T4">pour les besoins du projet, deux bases de données devront être créer – une pour contenir les données relatives aux médecins concernés par le service d’astreinte, l’autre pour </text:span><text:span text:style-name="T7">la gestion de </text:span><text:span text:style-name="T4">l’agenda du planning. </text:span><text:span text:style-name="T8">P</text:span><text:span text:style-name="T4">our cela sera </text:span><text:span text:style-name="T8">utilisé un outil d'administration graphique pour PostgreSQ</text:span><text:span text:style-name="T4"> « PgAdmin 4 ».</text:span></text:p>
      <text:p text:style-name="P19"/>
      <text:p text:style-name="P19"><text:tab/>→ développement back-end :</text:p>
      <text:p text:style-name="P22"><text:span text:style-name="T4">le projet sera créer </text:span><text:span text:style-name="T6">en Java </text:span><text:span text:style-name="T4">à l’aide d</text:span><text:span text:style-name="T5">u</text:span><text:span text:style-name="T4"> framework Sping Boot </text:span><text:span text:style-name="T5">sous Eclipse avec Lombok et un système de contrôle de version distribué Mercurial </text:span><text:span text:style-name="T6">sur la base de projet interne existant .</text:span></text:p>
      <text:p text:style-name="P22"><text:span text:style-name="T6"/></text:p>
      <text:p text:style-name="P22"><text:span text:style-name="T6"/></text:p>
      <text:p text:style-name="P22"><text:soft-page-break/><text:span text:style-name="T6"><text:tab/>→ développement front-end :</text:span></text:p>
      <text:p text:style-name="P23"><text:span text:style-name="T6">pour la création du coté visuel de l’affichage pour l’utilisateur seront utilisés les langages suivants : HTML, CSS et également Bootstrap.</text:span></text:p>
      <text:p text:style-name="P15"/>
      <text:list xml:id="list120831558644842" text:continue-numbering="true" text:style-name="L1">
        <text:list-item>
          <text:p text:style-name="P11">Délais :</text:p>
        </text:list-item>
      </text:list>
      <text:p text:style-name="P12"/>
      <text:p text:style-name="P20">le délais estimé pour la réalisation du projet avec les testes techniques serait de 6 semaines.</text:p>
      <text:p text:style-name="P12"/>
      <text:p text:style-name="P18"><text:tab/>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2T11:19:00.446157050</meta:creation-date>
    <dc:date>2021-06-04T12:08:29.892000000</dc:date>
    <meta:editing-duration>PT1H27M36S</meta:editing-duration>
    <meta:editing-cycles>7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26" meta:word-count="288" meta:character-count="1764" meta:non-whitespace-character-count="1485"/>
  </office:meta>
</office:document-meta>
</file>